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67.926cm" svg:height="38.063cm" svg:x="27.203cm" svg:y="0.558cm">
            <draw:object draw:notify-on-update-of-ranges="Tabelle1.A2:Tabelle1.A2 Tabelle1.A3:Tabelle1.A21 Tabelle1.B2:Tabelle1.B2 Tabelle1.B3:Tabelle1.B21 Tabelle1.A2:Tabelle1.A2 Tabelle1.A3:Tabelle1.A21 Tabelle1.L2:Tabelle1.L2 Tabelle1.L3:Tabelle1.L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varianz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nteres band</text:p>
          </table:table-cell>
          <table:table-cell office:value-type="string" calcext:value-type="string">
            <text:p>oberes ba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odell</text:p>
          </table:table-cell>
          <table:table-cell/>
          <table:table-cell office:value-type="string" calcext:value-type="string">
            <text:p>modell</text:p>
          </table:table-cell>
          <table:table-cell office:value-type="string" calcext:value-type="string">
            <text:p>gaus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formula="of:=[.$B$23] * (1-EXP((-1*ABS([.A3]))/([.$B$25]/3)))+[.$B$24]" office:value-type="float" office:value="0" calcext:value-type="float">
            <text:p>0</text:p>
          </table:table-cell>
          <table:table-cell table:formula="of:=[.$B$23] * (1-EXP((-1*ABS([.A3]^2))/(([.$B$25]/3)^2)))+[.$B$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74" calcext:value-type="float">
            <text:p>36,474</text:p>
          </table:table-cell>
          <table:table-cell office:value-type="float" office:value="1.722" calcext:value-type="float">
            <text:p>1,722</text:p>
          </table:table-cell>
          <table:table-cell office:value-type="float" office:value="1.916" calcext:value-type="float">
            <text:p>1,916</text:p>
          </table:table-cell>
          <table:table-cell office:value-type="float" office:value="0.037636" calcext:value-type="float">
            <text:p>0,037636</text:p>
          </table:table-cell>
          <table:table-cell table:formula="of:=SQRT([.D4])" office:value-type="float" office:value="0.194" calcext:value-type="float">
            <text:p>0,194</text:p>
          </table:table-cell>
          <table:table-cell table:formula="of:=[.C4]-(2*[.E4])" office:value-type="float" office:value="1.528" calcext:value-type="float">
            <text:p>1,528</text:p>
          </table:table-cell>
          <table:table-cell table:formula="of:=[.C4]+(2*[.E4])" office:value-type="float" office:value="2.304" calcext:value-type="float">
            <text:p>2,304</text:p>
          </table:table-cell>
          <table:table-cell table:formula="of:=[.C5]-[.C4]" office:value-type="float" office:value="3.312" calcext:value-type="float">
            <text:p>3,312</text:p>
          </table:table-cell>
          <table:table-cell table:formula="of:=[.C4]" office:value-type="float" office:value="1.916" calcext:value-type="float">
            <text:p>1,916</text:p>
          </table:table-cell>
          <table:table-cell/>
          <table:table-cell table:formula="of:=[.$B$23] * (1-EXP((-1*ABS([.A4]))/([.$B$25]/3)))+[.$B$24]" office:value-type="float" office:value="3.62564947142866" calcext:value-type="float">
            <text:p>3,62564947142866</text:p>
          </table:table-cell>
          <table:table-cell table:formula="of:=[.$B$23] * (1-EXP((-1*ABS([.A4]^2))/(([.$B$25]/3)^2)))+[.$B$24]" office:value-type="float" office:value="1.17193210905525" calcext:value-type="float">
            <text:p>1,17193210905525</text:p>
          </table:table-cell>
        </table:table-row>
        <table:table-row table:style-name="ro1">
          <table:table-cell office:value-type="float" office:value="76.38" calcext:value-type="float">
            <text:p>76,38</text:p>
          </table:table-cell>
          <table:table-cell office:value-type="float" office:value="5.05" calcext:value-type="float">
            <text:p>5,05</text:p>
          </table:table-cell>
          <table:table-cell office:value-type="float" office:value="5.228" calcext:value-type="float">
            <text:p>5,228</text:p>
          </table:table-cell>
          <table:table-cell office:value-type="float" office:value="0.03466" calcext:value-type="float">
            <text:p>0,03466</text:p>
          </table:table-cell>
          <table:table-cell table:formula="of:=SQRT([.D5])" office:value-type="float" office:value="0.186171963517604" calcext:value-type="float">
            <text:p>0,186171963517604</text:p>
          </table:table-cell>
          <table:table-cell table:formula="of:=[.C5]-(2*[.E5])" office:value-type="float" office:value="4.85565607296479" calcext:value-type="float">
            <text:p>4,85565607296479</text:p>
          </table:table-cell>
          <table:table-cell table:formula="of:=[.C5]+(2*[.E5])" office:value-type="float" office:value="5.60034392703521" calcext:value-type="float">
            <text:p>5,60034392703521</text:p>
          </table:table-cell>
          <table:table-cell table:formula="of:=[.C6]-[.C5]" office:value-type="float" office:value="3.429" calcext:value-type="float">
            <text:p>3,429</text:p>
          </table:table-cell>
          <table:table-cell table:formula="of:=[.C5]" office:value-type="float" office:value="5.228" calcext:value-type="float">
            <text:p>5,228</text:p>
          </table:table-cell>
          <table:table-cell/>
          <table:table-cell table:formula="of:=[.$B$23] * (1-EXP((-1*ABS([.A5]))/([.$B$25]/3)))+[.$B$24]" office:value-type="float" office:value="6.5482920602364" calcext:value-type="float">
            <text:p>6,5482920602364</text:p>
          </table:table-cell>
          <table:table-cell table:formula="of:=[.$B$23] * (1-EXP((-1*ABS([.A5]^2))/(([.$B$25]/3)^2)))+[.$B$24]" office:value-type="float" office:value="4.47144918515236" calcext:value-type="float">
            <text:p>4,47144918515236</text:p>
          </table:table-cell>
        </table:table-row>
        <table:table-row table:style-name="ro1">
          <table:table-cell office:value-type="float" office:value="126.574" calcext:value-type="float">
            <text:p>126,574</text:p>
          </table:table-cell>
          <table:table-cell office:value-type="float" office:value="9.239" calcext:value-type="float">
            <text:p>9,239</text:p>
          </table:table-cell>
          <table:table-cell office:value-type="float" office:value="8.657" calcext:value-type="float">
            <text:p>8,657</text:p>
          </table:table-cell>
          <table:table-cell office:value-type="float" office:value="0.13601" calcext:value-type="float">
            <text:p>0,13601</text:p>
          </table:table-cell>
          <table:table-cell table:formula="of:=SQRT([.D6])" office:value-type="float" office:value="0.368795336196108" calcext:value-type="float">
            <text:p>0,368795336196108</text:p>
          </table:table-cell>
          <table:table-cell table:formula="of:=[.C6]-(2*[.E6])" office:value-type="float" office:value="7.91940932760779" calcext:value-type="float">
            <text:p>7,91940932760779</text:p>
          </table:table-cell>
          <table:table-cell table:formula="of:=[.C6]+(2*[.E6])" office:value-type="float" office:value="9.39459067239222" calcext:value-type="float">
            <text:p>9,39459067239222</text:p>
          </table:table-cell>
          <table:table-cell table:formula="of:=[.C7]-[.C6]" office:value-type="float" office:value="2.591" calcext:value-type="float">
            <text:p>2,591</text:p>
          </table:table-cell>
          <table:table-cell table:formula="of:=[.C6]" office:value-type="float" office:value="8.657" calcext:value-type="float">
            <text:p>8,657</text:p>
          </table:table-cell>
          <table:table-cell/>
          <table:table-cell table:formula="of:=[.$B$23] * (1-EXP((-1*ABS([.A6]))/([.$B$25]/3)))+[.$B$24]" office:value-type="float" office:value="9.11638482680793" calcext:value-type="float">
            <text:p>9,11638482680793</text:p>
          </table:table-cell>
          <table:table-cell table:formula="of:=[.$B$23] * (1-EXP((-1*ABS([.A6]^2))/(([.$B$25]/3)^2)))+[.$B$24]" office:value-type="float" office:value="9.19342898555961" calcext:value-type="float">
            <text:p>9,19342898555961</text:p>
          </table:table-cell>
        </table:table-row>
        <table:table-row table:style-name="ro1">
          <table:table-cell office:value-type="float" office:value="175.934" calcext:value-type="float">
            <text:p>175,934</text:p>
          </table:table-cell>
          <table:table-cell office:value-type="float" office:value="11.588" calcext:value-type="float">
            <text:p>11,588</text:p>
          </table:table-cell>
          <table:table-cell office:value-type="float" office:value="11.248" calcext:value-type="float">
            <text:p>11,248</text:p>
          </table:table-cell>
          <table:table-cell office:value-type="float" office:value="0.130911" calcext:value-type="float">
            <text:p>0,130911</text:p>
          </table:table-cell>
          <table:table-cell table:formula="of:=SQRT([.D7])" office:value-type="float" office:value="0.361816251707963" calcext:value-type="float">
            <text:p>0,361816251707963</text:p>
          </table:table-cell>
          <table:table-cell table:formula="of:=[.C7]-(2*[.E7])" office:value-type="float" office:value="10.5243674965841" calcext:value-type="float">
            <text:p>10,5243674965841</text:p>
          </table:table-cell>
          <table:table-cell table:formula="of:=[.C7]+(2*[.E7])" office:value-type="float" office:value="11.9716325034159" calcext:value-type="float">
            <text:p>11,9716325034159</text:p>
          </table:table-cell>
          <table:table-cell table:formula="of:=[.C8]-[.C7]" office:value-type="float" office:value="1.902" calcext:value-type="float">
            <text:p>1,902</text:p>
          </table:table-cell>
          <table:table-cell table:formula="of:=[.C7]" office:value-type="float" office:value="11.248" calcext:value-type="float">
            <text:p>11,248</text:p>
          </table:table-cell>
          <table:table-cell/>
          <table:table-cell table:formula="of:=[.$B$23] * (1-EXP((-1*ABS([.A7]))/([.$B$25]/3)))+[.$B$24]" office:value-type="float" office:value="10.8104300292347" calcext:value-type="float">
            <text:p>10,8104300292347</text:p>
          </table:table-cell>
          <table:table-cell table:formula="of:=[.$B$23] * (1-EXP((-1*ABS([.A7]^2))/(([.$B$25]/3)^2)))+[.$B$24]" office:value-type="float" office:value="12.3441931642127" calcext:value-type="float">
            <text:p>12,3441931642127</text:p>
          </table:table-cell>
        </table:table-row>
        <table:table-row table:style-name="ro1">
          <table:table-cell office:value-type="float" office:value="225.506" calcext:value-type="float">
            <text:p>225,506</text:p>
          </table:table-cell>
          <table:table-cell office:value-type="float" office:value="12.797" calcext:value-type="float">
            <text:p>12,797</text:p>
          </table:table-cell>
          <table:table-cell office:value-type="float" office:value="13.15" calcext:value-type="float">
            <text:p>13,15</text:p>
          </table:table-cell>
          <table:table-cell office:value-type="float" office:value="0.1296506" calcext:value-type="float">
            <text:p>0,1296506</text:p>
          </table:table-cell>
          <table:table-cell table:formula="of:=SQRT([.D8])" office:value-type="float" office:value="0.360070270919442" calcext:value-type="float">
            <text:p>0,360070270919442</text:p>
          </table:table-cell>
          <table:table-cell table:formula="of:=[.C8]-(2*[.E8])" office:value-type="float" office:value="12.4298594581611" calcext:value-type="float">
            <text:p>12,4298594581611</text:p>
          </table:table-cell>
          <table:table-cell table:formula="of:=[.C8]+(2*[.E8])" office:value-type="float" office:value="13.8701405418389" calcext:value-type="float">
            <text:p>13,8701405418389</text:p>
          </table:table-cell>
          <table:table-cell table:formula="of:=[.C9]-[.C8]" office:value-type="float" office:value="1.347" calcext:value-type="float">
            <text:p>1,347</text:p>
          </table:table-cell>
          <table:table-cell table:formula="of:=[.C8]" office:value-type="float" office:value="13.15" calcext:value-type="float">
            <text:p>13,15</text:p>
          </table:table-cell>
          <table:table-cell/>
          <table:table-cell table:formula="of:=[.$B$23] * (1-EXP((-1*ABS([.A8]))/([.$B$25]/3)))+[.$B$24]" office:value-type="float" office:value="11.9548375523347" calcext:value-type="float">
            <text:p>11,9548375523347</text:p>
          </table:table-cell>
          <table:table-cell table:formula="of:=[.$B$23] * (1-EXP((-1*ABS([.A8]^2))/(([.$B$25]/3)^2)))+[.$B$24]" office:value-type="float" office:value="13.7557031272208" calcext:value-type="float">
            <text:p>13,7557031272208</text:p>
          </table:table-cell>
        </table:table-row>
        <table:table-row table:style-name="ro1">
          <table:table-cell office:value-type="float" office:value="275.207" calcext:value-type="float">
            <text:p>275,207</text:p>
          </table:table-cell>
          <table:table-cell office:value-type="float" office:value="14.248" calcext:value-type="float">
            <text:p>14,248</text:p>
          </table:table-cell>
          <table:table-cell office:value-type="float" office:value="14.497" calcext:value-type="float">
            <text:p>14,497</text:p>
          </table:table-cell>
          <table:table-cell office:value-type="float" office:value="0.118375667" calcext:value-type="float">
            <text:p>0,118375667</text:p>
          </table:table-cell>
          <table:table-cell table:formula="of:=SQRT([.D9])" office:value-type="float" office:value="0.344057650692439" calcext:value-type="float">
            <text:p>0,344057650692439</text:p>
          </table:table-cell>
          <table:table-cell table:formula="of:=[.C9]-(2*[.E9])" office:value-type="float" office:value="13.8088846986151" calcext:value-type="float">
            <text:p>13,8088846986151</text:p>
          </table:table-cell>
          <table:table-cell table:formula="of:=[.C9]+(2*[.E9])" office:value-type="float" office:value="15.1851153013849" calcext:value-type="float">
            <text:p>15,1851153013849</text:p>
          </table:table-cell>
          <table:table-cell table:formula="of:=[.C10]-[.C9]" office:value-type="float" office:value="0.997" calcext:value-type="float">
            <text:p>0,997</text:p>
          </table:table-cell>
          <table:table-cell table:formula="of:=[.C9]" office:value-type="float" office:value="14.497" calcext:value-type="float">
            <text:p>14,497</text:p>
          </table:table-cell>
          <table:table-cell/>
          <table:table-cell table:formula="of:=[.$B$23] * (1-EXP((-1*ABS([.A9]))/([.$B$25]/3)))+[.$B$24]" office:value-type="float" office:value="12.7255647607331" calcext:value-type="float">
            <text:p>12,7255647607331</text:p>
          </table:table-cell>
          <table:table-cell table:formula="of:=[.$B$23] * (1-EXP((-1*ABS([.A9]^2))/(([.$B$25]/3)^2)))+[.$B$24]" office:value-type="float" office:value="14.1900552973188" calcext:value-type="float">
            <text:p>14,1900552973188</text:p>
          </table:table-cell>
        </table:table-row>
        <table:table-row table:style-name="ro1">
          <table:table-cell office:value-type="float" office:value="325.014" calcext:value-type="float">
            <text:p>325,014</text:p>
          </table:table-cell>
          <table:table-cell office:value-type="float" office:value="15.752" calcext:value-type="float">
            <text:p>15,752</text:p>
          </table:table-cell>
          <table:table-cell office:value-type="float" office:value="15.494" calcext:value-type="float">
            <text:p>15,494</text:p>
          </table:table-cell>
          <table:table-cell office:value-type="float" office:value="0.110974" calcext:value-type="float">
            <text:p>0,110974</text:p>
          </table:table-cell>
          <table:table-cell table:formula="of:=SQRT([.D10])" office:value-type="float" office:value="0.333127603179322" calcext:value-type="float">
            <text:p>0,333127603179322</text:p>
          </table:table-cell>
          <table:table-cell table:formula="of:=[.C10]-(2*[.E10])" office:value-type="float" office:value="14.8277447936414" calcext:value-type="float">
            <text:p>14,8277447936414</text:p>
          </table:table-cell>
          <table:table-cell table:formula="of:=[.C10]+(2*[.E10])" office:value-type="float" office:value="16.1602552063586" calcext:value-type="float">
            <text:p>16,1602552063586</text:p>
          </table:table-cell>
          <table:table-cell table:formula="of:=[.C11]-[.C10]" office:value-type="float" office:value="0.908000000000001" calcext:value-type="float">
            <text:p>0,908000000000001</text:p>
          </table:table-cell>
          <table:table-cell table:formula="of:=[.C10]" office:value-type="float" office:value="15.494" calcext:value-type="float">
            <text:p>15,494</text:p>
          </table:table-cell>
          <table:table-cell/>
          <table:table-cell table:formula="of:=[.$B$23] * (1-EXP((-1*ABS([.A10]))/([.$B$25]/3)))+[.$B$24]" office:value-type="float" office:value="13.2438937740626" calcext:value-type="float">
            <text:p>13,2438937740626</text:p>
          </table:table-cell>
          <table:table-cell table:formula="of:=[.$B$23] * (1-EXP((-1*ABS([.A10]^2))/(([.$B$25]/3)^2)))+[.$B$24]" office:value-type="float" office:value="14.2839052250132" calcext:value-type="float">
            <text:p>14,2839052250132</text:p>
          </table:table-cell>
        </table:table-row>
        <table:table-row table:style-name="ro1">
          <table:table-cell office:value-type="float" office:value="374.265" calcext:value-type="float">
            <text:p>374,265</text:p>
          </table:table-cell>
          <table:table-cell office:value-type="float" office:value="16.098" calcext:value-type="float">
            <text:p>16,098</text:p>
          </table:table-cell>
          <table:table-cell office:value-type="float" office:value="16.402" calcext:value-type="float">
            <text:p>16,402</text:p>
          </table:table-cell>
          <table:table-cell office:value-type="float" office:value="0.10865425" calcext:value-type="float">
            <text:p>0,10865425</text:p>
          </table:table-cell>
          <table:table-cell table:formula="of:=SQRT([.D11])" office:value-type="float" office:value="0.329627441212045" calcext:value-type="float">
            <text:p>0,329627441212045</text:p>
          </table:table-cell>
          <table:table-cell table:formula="of:=[.C11]-(2*[.E11])" office:value-type="float" office:value="15.7427451175759" calcext:value-type="float">
            <text:p>15,7427451175759</text:p>
          </table:table-cell>
          <table:table-cell table:formula="of:=[.C11]+(2*[.E11])" office:value-type="float" office:value="17.0612548824241" calcext:value-type="float">
            <text:p>17,0612548824241</text:p>
          </table:table-cell>
          <table:table-cell table:formula="of:=[.C12]-[.C11]" office:value-type="float" office:value="1.171" calcext:value-type="float">
            <text:p>1,171</text:p>
          </table:table-cell>
          <table:table-cell table:formula="of:=[.C11]" office:value-type="float" office:value="16.402" calcext:value-type="float">
            <text:p>16,402</text:p>
          </table:table-cell>
          <table:table-cell/>
          <table:table-cell table:formula="of:=[.$B$23] * (1-EXP((-1*ABS([.A11]))/([.$B$25]/3)))+[.$B$24]" office:value-type="float" office:value="13.5884158338124" calcext:value-type="float">
            <text:p>13,5884158338124</text:p>
          </table:table-cell>
          <table:table-cell table:formula="of:=[.$B$23] * (1-EXP((-1*ABS([.A11]^2))/(([.$B$25]/3)^2)))+[.$B$24]" office:value-type="float" office:value="14.2982407494853" calcext:value-type="float">
            <text:p>14,2982407494853</text:p>
          </table:table-cell>
        </table:table-row>
        <table:table-row table:style-name="ro1">
          <table:table-cell office:value-type="float" office:value="423.981" calcext:value-type="float">
            <text:p>423,981</text:p>
          </table:table-cell>
          <table:table-cell office:value-type="float" office:value="17.603" calcext:value-type="float">
            <text:p>17,603</text:p>
          </table:table-cell>
          <table:table-cell office:value-type="float" office:value="17.573" calcext:value-type="float">
            <text:p>17,573</text:p>
          </table:table-cell>
          <table:table-cell office:value-type="float" office:value="0.096681556" calcext:value-type="float">
            <text:p>0,096681556</text:p>
          </table:table-cell>
          <table:table-cell table:formula="of:=SQRT([.D12])" office:value-type="float" office:value="0.310936578742354" calcext:value-type="float">
            <text:p>0,310936578742354</text:p>
          </table:table-cell>
          <table:table-cell table:formula="of:=[.C12]-(2*[.E12])" office:value-type="float" office:value="16.9511268425153" calcext:value-type="float">
            <text:p>16,9511268425153</text:p>
          </table:table-cell>
          <table:table-cell table:formula="of:=[.C12]+(2*[.E12])" office:value-type="float" office:value="18.1948731574847" calcext:value-type="float">
            <text:p>18,1948731574847</text:p>
          </table:table-cell>
          <table:table-cell table:formula="of:=[.C13]-[.C12]" office:value-type="float" office:value="1.803" calcext:value-type="float">
            <text:p>1,803</text:p>
          </table:table-cell>
          <table:table-cell table:number-columns-repeated="2"/>
          <table:table-cell table:formula="of:=[.$B$23] * (1-EXP((-1*ABS([.A12]))/([.$B$25]/3)))+[.$B$24]" office:value-type="float" office:value="13.8223322514129" calcext:value-type="float">
            <text:p>13,8223322514129</text:p>
          </table:table-cell>
          <table:table-cell table:formula="of:=[.$B$23] * (1-EXP((-1*ABS([.A12]^2))/(([.$B$25]/3)^2)))+[.$B$24]" office:value-type="float" office:value="14.2998627377565" calcext:value-type="float">
            <text:p>14,2998627377565</text:p>
          </table:table-cell>
        </table:table-row>
        <table:table-row table:style-name="ro1">
          <table:table-cell office:value-type="float" office:value="473.134" calcext:value-type="float">
            <text:p>473,134</text:p>
          </table:table-cell>
          <table:table-cell office:value-type="float" office:value="19.127" calcext:value-type="float">
            <text:p>19,127</text:p>
          </table:table-cell>
          <table:table-cell office:value-type="float" office:value="19.376" calcext:value-type="float">
            <text:p>19,376</text:p>
          </table:table-cell>
          <table:table-cell office:value-type="float" office:value="0.0932135" calcext:value-type="float">
            <text:p>0,0932135</text:p>
          </table:table-cell>
          <table:table-cell table:formula="of:=SQRT([.D13])" office:value-type="float" office:value="0.305308860009008" calcext:value-type="float">
            <text:p>0,305308860009008</text:p>
          </table:table-cell>
          <table:table-cell table:formula="of:=[.C13]-(2*[.E13])" office:value-type="float" office:value="18.765382279982" calcext:value-type="float">
            <text:p>18,765382279982</text:p>
          </table:table-cell>
          <table:table-cell table:formula="of:=[.C13]+(2*[.E13])" office:value-type="float" office:value="19.986617720018" calcext:value-type="float">
            <text:p>19,986617720018</text:p>
          </table:table-cell>
          <table:table-cell table:formula="of:=[.C14]-[.C13]" office:value-type="float" office:value="2.929" calcext:value-type="float">
            <text:p>2,929</text:p>
          </table:table-cell>
          <table:table-cell table:number-columns-repeated="2"/>
          <table:table-cell table:formula="of:=[.$B$23] * (1-EXP((-1*ABS([.A13]))/([.$B$25]/3)))+[.$B$24]" office:value-type="float" office:value="13.9779036472681" calcext:value-type="float">
            <text:p>13,9779036472681</text:p>
          </table:table-cell>
          <table:table-cell table:formula="of:=[.$B$23] * (1-EXP((-1*ABS([.A13]^2))/(([.$B$25]/3)^2)))+[.$B$24]" office:value-type="float" office:value="14.2999919338497" calcext:value-type="float">
            <text:p>14,2999919338497</text:p>
          </table:table-cell>
        </table:table-row>
        <table:table-row table:style-name="ro1">
          <table:table-cell office:value-type="float" office:value="522.761" calcext:value-type="float">
            <text:p>522,761</text:p>
          </table:table-cell>
          <table:table-cell office:value-type="float" office:value="22.336" calcext:value-type="float">
            <text:p>22,336</text:p>
          </table:table-cell>
          <table:table-cell office:value-type="float" office:value="22.305" calcext:value-type="float">
            <text:p>22,305</text:p>
          </table:table-cell>
          <table:table-cell office:value-type="float" office:value="0.084826909" calcext:value-type="float">
            <text:p>0,084826909</text:p>
          </table:table-cell>
          <table:table-cell table:formula="of:=SQRT([.D14])" office:value-type="float" office:value="0.291250594849178" calcext:value-type="float">
            <text:p>0,291250594849178</text:p>
          </table:table-cell>
          <table:table-cell table:formula="of:=[.C14]-(2*[.E14])" office:value-type="float" office:value="21.7224988103016" calcext:value-type="float">
            <text:p>21,7224988103016</text:p>
          </table:table-cell>
          <table:table-cell table:formula="of:=[.C14]+(2*[.E14])" office:value-type="float" office:value="22.8875011896984" calcext:value-type="float">
            <text:p>22,8875011896984</text:p>
          </table:table-cell>
          <table:table-cell table:formula="of:=[.C15]-[.C14]" office:value-type="float" office:value="4.699" calcext:value-type="float">
            <text:p>4,699</text:p>
          </table:table-cell>
          <table:table-cell table:number-columns-repeated="2"/>
          <table:table-cell table:formula="of:=[.$B$23] * (1-EXP((-1*ABS([.A14]))/([.$B$25]/3)))+[.$B$24]" office:value-type="float" office:value="14.0836308547729" calcext:value-type="float">
            <text:p>14,0836308547729</text:p>
          </table:table-cell>
          <table:table-cell table:formula="of:=[.$B$23] * (1-EXP((-1*ABS([.A14]^2))/(([.$B$25]/3)^2)))+[.$B$24]" office:value-type="float" office:value="14.2999996634312" calcext:value-type="float">
            <text:p>14,2999996634312</text:p>
          </table:table-cell>
        </table:table-row>
        <table:table-row table:style-name="ro1">
          <table:table-cell office:value-type="float" office:value="573.541" calcext:value-type="float">
            <text:p>573,541</text:p>
          </table:table-cell>
          <table:table-cell office:value-type="float" office:value="26.651" calcext:value-type="float">
            <text:p>26,651</text:p>
          </table:table-cell>
          <table:table-cell office:value-type="float" office:value="27.004" calcext:value-type="float">
            <text:p>27,004</text:p>
          </table:table-cell>
          <table:table-cell office:value-type="float" office:value="0.088142083" calcext:value-type="float">
            <text:p>0,088142083</text:p>
          </table:table-cell>
          <table:table-cell table:formula="of:=SQRT([.D15])" office:value-type="float" office:value="0.296887323744211" calcext:value-type="float">
            <text:p>0,296887323744211</text:p>
          </table:table-cell>
          <table:table-cell table:formula="of:=[.C15]-(2*[.E15])" office:value-type="float" office:value="26.4102253525116" calcext:value-type="float">
            <text:p>26,4102253525116</text:p>
          </table:table-cell>
          <table:table-cell table:formula="of:=[.C15]+(2*[.E15])" office:value-type="float" office:value="27.5977746474884" calcext:value-type="float">
            <text:p>27,5977746474884</text:p>
          </table:table-cell>
          <table:table-cell table:formula="of:=[.C16]-[.C15]" office:value-type="float" office:value="6.869" calcext:value-type="float">
            <text:p>6,869</text:p>
          </table:table-cell>
          <table:table-cell table:number-columns-repeated="2"/>
          <table:table-cell table:formula="of:=[.$B$23] * (1-EXP((-1*ABS([.A15]))/([.$B$25]/3)))+[.$B$24]" office:value-type="float" office:value="14.1559907610998" calcext:value-type="float">
            <text:p>14,1559907610998</text:p>
          </table:table-cell>
          <table:table-cell table:formula="of:=[.$B$23] * (1-EXP((-1*ABS([.A15]^2))/(([.$B$25]/3)^2)))+[.$B$24]" office:value-type="float" office:value="14.2999999906005" calcext:value-type="float">
            <text:p>14,2999999906005</text:p>
          </table:table-cell>
        </table:table-row>
        <table:table-row table:style-name="ro1">
          <table:table-cell office:value-type="float" office:value="623.242" calcext:value-type="float">
            <text:p>623,242</text:p>
          </table:table-cell>
          <table:table-cell office:value-type="float" office:value="34.659" calcext:value-type="float">
            <text:p>34,659</text:p>
          </table:table-cell>
          <table:table-cell office:value-type="float" office:value="33.873" calcext:value-type="float">
            <text:p>33,873</text:p>
          </table:table-cell>
          <table:table-cell office:value-type="float" office:value="0.128884692" calcext:value-type="float">
            <text:p>0,128884692</text:p>
          </table:table-cell>
          <table:table-cell table:formula="of:=SQRT([.D16])" office:value-type="float" office:value="0.359005142024456" calcext:value-type="float">
            <text:p>0,359005142024456</text:p>
          </table:table-cell>
          <table:table-cell table:formula="of:=[.C16]-(2*[.E16])" office:value-type="float" office:value="33.1549897159511" calcext:value-type="float">
            <text:p>33,1549897159511</text:p>
          </table:table-cell>
          <table:table-cell table:formula="of:=[.C16]+(2*[.E16])" office:value-type="float" office:value="34.5910102840489" calcext:value-type="float">
            <text:p>34,5910102840489</text:p>
          </table:table-cell>
          <table:table-cell table:formula="of:=[.C17]-[.C16]" office:value-type="float" office:value="9.64100000000001" calcext:value-type="float">
            <text:p>9,64100000000001</text:p>
          </table:table-cell>
          <table:table-cell table:number-columns-repeated="2"/>
          <table:table-cell table:formula="of:=[.$B$23] * (1-EXP((-1*ABS([.A16]))/([.$B$25]/3)))+[.$B$24]" office:value-type="float" office:value="14.2033187569884" calcext:value-type="float">
            <text:p>14,2033187569884</text:p>
          </table:table-cell>
          <table:table-cell table:formula="of:=[.$B$23] * (1-EXP((-1*ABS([.A16]^2))/(([.$B$25]/3)^2)))+[.$B$24]" office:value-type="float" office:value="14.2999999997945" calcext:value-type="float">
            <text:p>14,2999999997945</text:p>
          </table:table-cell>
        </table:table-row>
        <table:table-row table:style-name="ro1">
          <table:table-cell office:value-type="float" office:value="672.347" calcext:value-type="float">
            <text:p>672,347</text:p>
          </table:table-cell>
          <table:table-cell office:value-type="float" office:value="42.63" calcext:value-type="float">
            <text:p>42,63</text:p>
          </table:table-cell>
          <table:table-cell office:value-type="float" office:value="43.514" calcext:value-type="float">
            <text:p>43,514</text:p>
          </table:table-cell>
          <table:table-cell office:value-type="float" office:value="0.175496929" calcext:value-type="float">
            <text:p>0,175496929</text:p>
          </table:table-cell>
          <table:table-cell table:formula="of:=SQRT([.D17])" office:value-type="float" office:value="0.418923535982403" calcext:value-type="float">
            <text:p>0,418923535982403</text:p>
          </table:table-cell>
          <table:table-cell table:formula="of:=[.C17]-(2*[.E17])" office:value-type="float" office:value="42.6761529280352" calcext:value-type="float">
            <text:p>42,6761529280352</text:p>
          </table:table-cell>
          <table:table-cell table:formula="of:=[.C17]+(2*[.E17])" office:value-type="float" office:value="44.3518470719648" calcext:value-type="float">
            <text:p>44,3518470719648</text:p>
          </table:table-cell>
          <table:table-cell table:formula="of:=[.C18]-[.C17]" office:value-type="float" office:value="12.72" calcext:value-type="float">
            <text:p>12,72</text:p>
          </table:table-cell>
          <table:table-cell table:number-columns-repeated="2"/>
          <table:table-cell table:formula="of:=[.$B$23] * (1-EXP((-1*ABS([.A17]))/([.$B$25]/3)))+[.$B$24]" office:value-type="float" office:value="14.2347817353499" calcext:value-type="float">
            <text:p>14,2347817353499</text:p>
          </table:table-cell>
          <table:table-cell table:formula="of:=[.$B$23] * (1-EXP((-1*ABS([.A17]^2))/(([.$B$25]/3)^2)))+[.$B$24]" office:value-type="float" office:value="14.2999999999966" calcext:value-type="float">
            <text:p>14,2999999999966</text:p>
          </table:table-cell>
        </table:table-row>
        <table:table-row table:style-name="ro1">
          <table:table-cell office:value-type="float" office:value="719.971" calcext:value-type="float">
            <text:p>719,971</text:p>
          </table:table-cell>
          <table:table-cell office:value-type="float" office:value="57.519" calcext:value-type="float">
            <text:p>57,519</text:p>
          </table:table-cell>
          <table:table-cell office:value-type="float" office:value="56.234" calcext:value-type="float">
            <text:p>56,234</text:p>
          </table:table-cell>
          <table:table-cell table:number-columns-repeated="7"/>
          <table:table-cell table:formula="of:=[.$B$23] * (1-EXP((-1*ABS([.A18]))/([.$B$25]/3)))+[.$B$24]" office:value-type="float" office:value="14.2554802441742" calcext:value-type="float">
            <text:p>14,2554802441742</text:p>
          </table:table-cell>
          <table:table-cell table:formula="of:=[.$B$23] * (1-EXP((-1*ABS([.A18]^2))/(([.$B$25]/3)^2)))+[.$B$24]"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769.814" calcext:value-type="float">
            <text:p>769,814</text:p>
          </table:table-cell>
          <table:table-cell office:value-type="float" office:value="77.137" calcext:value-type="float">
            <text:p>77,137</text:p>
          </table:table-cell>
          <table:table-cell office:value-type="float" office:value="73.86" calcext:value-type="float">
            <text:p>73,86</text:p>
          </table:table-cell>
          <table:table-cell table:number-columns-repeated="7"/>
          <table:table-cell table:formula="of:=[.$B$23] * (1-EXP((-1*ABS([.A19]))/([.$B$25]/3)))+[.$B$24]" office:value-type="float" office:value="14.2701454705313" calcext:value-type="float">
            <text:p>14,2701454705313</text:p>
          </table:table-cell>
          <table:table-cell table:formula="of:=[.$B$23] * (1-EXP((-1*ABS([.A19]^2))/(([.$B$25]/3)^2)))+[.$B$24]"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815.043" calcext:value-type="float">
            <text:p>815,043</text:p>
          </table:table-cell>
          <table:table-cell office:value-type="float" office:value="87.498" calcext:value-type="float">
            <text:p>87,498</text:p>
          </table:table-cell>
          <table:table-cell office:value-type="float" office:value="94.377" calcext:value-type="float">
            <text:p>94,377</text:p>
          </table:table-cell>
          <table:table-cell table:number-columns-repeated="7"/>
          <table:table-cell table:formula="of:=[.$B$23] * (1-EXP((-1*ABS([.A20]))/([.$B$25]/3)))+[.$B$24]" office:value-type="float" office:value="14.2792254015757" calcext:value-type="float">
            <text:p>14,2792254015757</text:p>
          </table:table-cell>
          <table:table-cell table:formula="of:=[.$B$23] * (1-EXP((-1*ABS([.A20]^2))/(([.$B$25]/3)^2)))+[.$B$24]"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857.858" calcext:value-type="float">
            <text:p>857,858</text:p>
          </table:table-cell>
          <table:table-cell office:value-type="float" office:value="121.458" calcext:value-type="float">
            <text:p>121,458</text:p>
          </table:table-cell>
          <table:table-cell office:value-type="float" office:value="118.405" calcext:value-type="float">
            <text:p>118,405</text:p>
          </table:table-cell>
          <table:table-cell table:number-columns-repeated="7"/>
          <table:table-cell table:formula="of:=[.$B$23] * (1-EXP((-1*ABS([.A21]))/([.$B$25]/3)))+[.$B$24]" office:value-type="float" office:value="14.2852612697591" calcext:value-type="float">
            <text:p>14,2852612697591</text:p>
          </table:table-cell>
          <table:table-cell table:formula="of:=[.$B$23] * (1-EXP((-1*ABS([.A21]^2))/(([.$B$25]/3)^2)))+[.$B$24]" office:value-type="float" office:value="14.3" calcext:value-type="float">
            <text:p>14,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ill</text:p>
          </table:table-cell>
          <table:table-cell office:value-type="float" office:value="14.3" calcext:value-type="float">
            <text:p>14,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gget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74.2" calcext:value-type="float">
            <text:p>374,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1:12:43.620021466</meta:creation-date>
    <dc:date>2024-02-19T14:16:14.404025819</dc:date>
    <meta:editing-duration>PT45M18S</meta:editing-duration>
    <meta:editing-cycles>1</meta:editing-cycles>
    <meta:document-statistic meta:table-count="1" meta:cell-count="190" meta:object-count="1"/>
    <meta:generator>LibreOffice/24.2.0.3$Linux_X86_64 LibreOffice_project/a9077e3fef0a06cb428c7a740a03f33bf70ac6ee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7.927cm" svg:height="38.064cm" xlink:href=".." xlink:type="simple" chart:class="chart:scatter" chart:style-name="ch1">
        <chart:legend chart:legend-position="end" svg:x="65.683cm" svg:y="18.484cm" style:legend-expansion="high" chart:style-name="ch2"/>
        <chart:plot-area chart:style-name="ch3" table:cell-range-address="Tabelle1.A2:Tabelle1.B21 Tabelle1.L2:Tabelle1.L21" chart:data-source-has-labels="row" svg:x="1.358cm" svg:y="0.761cm" svg:width="62.967cm" svg:height="36.542cm">
          <chart:coordinate-region svg:x="2.165cm" svg:y="0.96cm" svg:width="61.788cm" svg:height="35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21" chart:label-cell-address="Tabelle1.B2:Tabelle1.B2" chart:class="chart:scatter">
            <chart:domain table:cell-range-address="Tabelle1.A3:Tabelle1.A21"/>
            <chart:data-point chart:repeated="19"/>
          </chart:series>
          <chart:series chart:style-name="ch8" chart:values-cell-range-address="Tabelle1.L3:Tabelle1.L21" chart:label-cell-address="Tabelle1.L2:Tabelle1.L2" chart:class="chart:scatter">
            <chart:data-point chart:repeated="8"/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ar</text:p>
                <draw:g>
                  <svg:desc>Tabelle1.B2:Tabelle1.B2</svg:desc>
                </draw:g>
              </table:table-cell>
              <table:table-cell office:value-type="string">
                <text:p>gauss</text:p>
                <draw:g>
                  <svg:desc>Tabelle1.L2:Tabelle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3:Tabelle1.A21</svg:desc>
                </draw:g>
              </table:table-cell>
              <table:table-cell office:value-type="float" office:value="0">
                <text:p>0</text:p>
                <draw:g>
                  <svg:desc>Tabelle1.B3:Tabelle1.B21</svg:desc>
                </draw:g>
              </table:table-cell>
              <table:table-cell office:value-type="float" office:value="0">
                <text:p>0</text:p>
                <draw:g>
                  <svg:desc>Tabelle1.L3:Tabelle1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474">
                <text:p>36.474</text:p>
              </table:table-cell>
              <table:table-cell office:value-type="float" office:value="1.722">
                <text:p>1.722</text:p>
              </table:table-cell>
              <table:table-cell office:value-type="float" office:value="1.17193210905525">
                <text:p>1.17193210905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38">
                <text:p>76.38</text:p>
              </table:table-cell>
              <table:table-cell office:value-type="float" office:value="5.05">
                <text:p>5.05</text:p>
              </table:table-cell>
              <table:table-cell office:value-type="float" office:value="4.47144918515236">
                <text:p>4.47144918515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574">
                <text:p>126.574</text:p>
              </table:table-cell>
              <table:table-cell office:value-type="float" office:value="9.239">
                <text:p>9.239</text:p>
              </table:table-cell>
              <table:table-cell office:value-type="float" office:value="9.19342898555961">
                <text:p>9.19342898555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.934">
                <text:p>175.934</text:p>
              </table:table-cell>
              <table:table-cell office:value-type="float" office:value="11.588">
                <text:p>11.588</text:p>
              </table:table-cell>
              <table:table-cell office:value-type="float" office:value="12.3441931642127">
                <text:p>12.3441931642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.506">
                <text:p>225.506</text:p>
              </table:table-cell>
              <table:table-cell office:value-type="float" office:value="12.797">
                <text:p>12.797</text:p>
              </table:table-cell>
              <table:table-cell office:value-type="float" office:value="13.7557031272208">
                <text:p>13.7557031272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5.207">
                <text:p>275.207</text:p>
              </table:table-cell>
              <table:table-cell office:value-type="float" office:value="14.248">
                <text:p>14.248</text:p>
              </table:table-cell>
              <table:table-cell office:value-type="float" office:value="14.1900552973188">
                <text:p>14.1900552973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.014">
                <text:p>325.014</text:p>
              </table:table-cell>
              <table:table-cell office:value-type="float" office:value="15.752">
                <text:p>15.752</text:p>
              </table:table-cell>
              <table:table-cell office:value-type="float" office:value="14.2839052250132">
                <text:p>14.2839052250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4.265">
                <text:p>374.265</text:p>
              </table:table-cell>
              <table:table-cell office:value-type="float" office:value="16.098">
                <text:p>16.098</text:p>
              </table:table-cell>
              <table:table-cell office:value-type="float" office:value="14.2982407494853">
                <text:p>14.2982407494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3.981">
                <text:p>423.981</text:p>
              </table:table-cell>
              <table:table-cell office:value-type="float" office:value="17.603">
                <text:p>17.603</text:p>
              </table:table-cell>
              <table:table-cell office:value-type="float" office:value="14.2998627377565">
                <text:p>14.2998627377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3.134">
                <text:p>473.134</text:p>
              </table:table-cell>
              <table:table-cell office:value-type="float" office:value="19.127">
                <text:p>19.127</text:p>
              </table:table-cell>
              <table:table-cell office:value-type="float" office:value="14.2999919338497">
                <text:p>14.2999919338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2.761">
                <text:p>522.761</text:p>
              </table:table-cell>
              <table:table-cell office:value-type="float" office:value="22.336">
                <text:p>22.336</text:p>
              </table:table-cell>
              <table:table-cell office:value-type="float" office:value="14.2999996634312">
                <text:p>14.2999996634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.541">
                <text:p>573.541</text:p>
              </table:table-cell>
              <table:table-cell office:value-type="float" office:value="26.651">
                <text:p>26.651</text:p>
              </table:table-cell>
              <table:table-cell office:value-type="float" office:value="14.2999999906005">
                <text:p>14.2999999906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3.242">
                <text:p>623.242</text:p>
              </table:table-cell>
              <table:table-cell office:value-type="float" office:value="34.659">
                <text:p>34.659</text:p>
              </table:table-cell>
              <table:table-cell office:value-type="float" office:value="14.2999999997945">
                <text:p>14.2999999997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2.347">
                <text:p>672.347</text:p>
              </table:table-cell>
              <table:table-cell office:value-type="float" office:value="42.63">
                <text:p>42.63</text:p>
              </table:table-cell>
              <table:table-cell office:value-type="float" office:value="14.2999999999966">
                <text:p>14.2999999999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9.971">
                <text:p>719.971</text:p>
              </table:table-cell>
              <table:table-cell office:value-type="float" office:value="57.519">
                <text:p>57.51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9.814">
                <text:p>769.814</text:p>
              </table:table-cell>
              <table:table-cell office:value-type="float" office:value="77.137">
                <text:p>77.13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5.043">
                <text:p>815.043</text:p>
              </table:table-cell>
              <table:table-cell office:value-type="float" office:value="87.498">
                <text:p>87.49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7.858">
                <text:p>857.858</text:p>
              </table:table-cell>
              <table:table-cell office:value-type="float" office:value="121.458">
                <text:p>121.458</text:p>
              </table:table-cell>
              <table:table-cell office:value-type="float" office:value="14.3">
                <text:p>1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a9077e3fef0a06cb428c7a740a03f33bf70ac6e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